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48cm" fo:min-width="2.837cm"/>
    </style:style>
    <style:style style:name="gr2" style:family="graphic" style:parent-style-name="standard">
      <style:graphic-properties draw:textarea-horizontal-align="justify" draw:textarea-vertical-align="middle" draw:auto-grow-height="false" fo:min-height="0.849cm" fo:min-width="2.837cm"/>
    </style:style>
    <style:style style:name="gr3" style:family="graphic" style:parent-style-name="standard">
      <style:graphic-properties draw:textarea-horizontal-align="justify" draw:textarea-vertical-align="middle" draw:auto-grow-height="false" fo:min-height="0.846cm" fo:min-width="2.83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347cm" fo:min-width="2.09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347cm" fo:min-width="2.098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1.74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cm" fo:min-width="5.28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314cm" fo:min-width="1.646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2.314cm" fo:min-width="1.64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5.81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849cm" fo:min-width="2.839cm"/>
    </style:style>
    <style:style style:name="gr15" style:family="graphic" style:parent-style-name="standard">
      <style:graphic-properties draw:textarea-horizontal-align="justify" draw:textarea-vertical-align="middle" draw:auto-grow-height="false" fo:min-height="0.849cm" fo:min-width="2.83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3.80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1.81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.81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1.81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9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1.81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114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11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04cm" fo:min-width="1.748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1.971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113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116cm" fo:min-width="0cm"/>
    </style:style>
    <style:style style:name="gr29" style:family="graphic" style:parent-style-name="objectwithoutfill">
      <style:graphic-properties draw:fill="solid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.074cm" fo:min-width="0cm"/>
    </style:style>
    <style:style style:name="gr31" style:family="graphic" style:parent-style-name="standard">
      <style:graphic-properties draw:stroke="none" svg:stroke-color="#000000" draw:fill="none" draw:fill-color="#ffffff" fo:min-height="1.31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37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.53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1.37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1.3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1.534cm"/>
      <style:paragraph-properties style:writing-mode="lr-tb"/>
    </style:style>
    <style:style style:name="gr37" style:family="graphic" style:parent-style-name="standard">
      <style:graphic-properties svg:stroke-color="#ff0000" draw:fill-color="#ff4000" draw:textarea-vertical-align="middle"/>
    </style:style>
    <style:style style:name="gr38" style:family="graphic" style:parent-style-name="standard">
      <style:graphic-properties svg:stroke-color="#ff0000" draw:fill-color="#ff4000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svg:stroke-color="#000000" draw:fill="none" draw:fill-color="#ffffff" fo:min-height="3.15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1.53cm"/>
    </style:style>
    <style:style style:name="gr41" style:family="graphic" style:parent-style-name="standard">
      <style:graphic-properties draw:stroke="none" svg:stroke-color="#000000" draw:fill="none" draw:fill-color="#ffffff" fo:min-height="2.18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2.50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019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 style:writing-mode="lr-tb"/>
      <style:text-properties fo:font-size="18pt" fo:language="en" fo:country="G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127622"/>
    </style:style>
    <style:style style:name="P13" style:family="paragraph">
      <loext:graphic-properties draw:fill-color="#ff40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0000"/>
    </style:style>
    <style:style style:name="P15" style:family="paragraph">
      <loext:graphic-properties draw:fill="none" draw:fill-color="#ffffff"/>
      <style:paragraph-properties style:writing-mode="lr-tb"/>
      <style:text-properties fo:color="#ff0000" style:text-position="-33% 58%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style:style style:name="T8" style:family="text">
      <style:text-properties fo:color="#127622"/>
    </style:style>
    <style:style style:name="T9" style:family="text">
      <style:text-properties fo:color="#ff0000"/>
    </style:style>
    <style:style style:name="T10" style:family="text">
      <style:text-properties fo:color="#ff0000" style:text-position="-33% 58%"/>
    </style:style>
    <style:style style:name="T11" style:family="text">
      <style:text-properties fo:color="#ff0000"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37cm" svg:height="1.098cm" svg:x="8.45cm" svg:y="2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3.337cm" svg:height="1.098cm" svg:x="18.012cm" svg:y="2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3.337cm" svg:height="1.099cm" svg:x="8.45cm" svg:y="10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3.337cm" svg:height="1.099cm" svg:x="18.212cm" svg:y="10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3.337cm" svg:height="1.096cm" draw:transform="rotate (1.5707963267949) translate (14.561cm 8.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8.45cm" svg:y1="2.791cm" svg:x2="5.153cm" svg:y2="4.916cm" draw:start-shape="id1" draw:start-glue-point="3" draw:end-shape="id2" draw:end-glue-point="4" svg:d="M8450 2791h-3297v2125" svg:viewBox="0 0 3298 2126">
          <text:p/>
        </draw:connector>
        <draw:connector draw:style-name="gr4" draw:text-style-name="P1" draw:layer="layout" svg:x1="5.153cm" svg:y1="8.589cm" svg:x2="8.45cm" svg:y2="10.561cm" draw:start-shape="id2" draw:start-glue-point="8" draw:end-shape="id3" draw:end-glue-point="3" svg:d="M5153 8589v1972h3297" svg:viewBox="0 0 3298 1973">
          <text:p/>
        </draw:connector>
        <draw:connector draw:style-name="gr4" draw:text-style-name="P1" draw:layer="layout" draw:line-skew="1.029cm" svg:x1="24.172cm" svg:y1="16.41cm" svg:x2="15.091cm" svg:y2="17.269cm" draw:start-shape="id4" draw:start-glue-point="2" draw:end-shape="id5" draw:end-glue-point="6" svg:d="M24172 16410v2390h-9081v-1531" svg:viewBox="0 0 9082 2391">
          <text:p/>
        </draw:connector>
        <draw:connector draw:style-name="gr4" draw:text-style-name="P1" draw:layer="layout" svg:x1="11.787cm" svg:y1="10.561cm" svg:x2="18.212cm" svg:y2="10.561cm" draw:start-shape="id3" draw:start-glue-point="1" draw:end-shape="id6" draw:end-glue-point="3" svg:d="M11787 10561h6425" svg:viewBox="0 0 6426 1">
          <text:p/>
        </draw:connector>
        <draw:connector draw:style-name="gr4" draw:text-style-name="P1" draw:layer="layout" svg:x1="15.109cm" svg:y1="8.25cm" svg:x2="18.212cm" svg:y2="10.561cm" draw:start-shape="id7" draw:start-glue-point="3" draw:end-shape="id6" draw:end-glue-point="3" svg:d="M15109 8250v2311h3103" svg:viewBox="0 0 3104 2312">
          <text:p/>
        </draw:connector>
        <draw:connector draw:style-name="gr4" draw:text-style-name="P1" draw:layer="layout" svg:x1="18.012cm" svg:y1="2.791cm" svg:x2="15.109cm" svg:y2="4.913cm" draw:start-shape="id8" draw:start-glue-point="3" draw:end-shape="id7" draw:end-glue-point="1" svg:d="M18012 2791h-2903v2122" svg:viewBox="0 0 2904 2123">
          <text:p/>
        </draw:connector>
        <draw:custom-shape draw:style-name="gr5" draw:text-style-name="P2" xml:id="id2" draw:id="id2" draw:layer="layout" svg:width="3.671cm" svg:height="3.673cm" svg:x="3.317cm" svg:y="4.91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6" draw:text-style-name="P1" draw:layer="layout" svg:width="3.672cm" svg:height="3.671cm" svg:x="22.336cm" svg:y="12.738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4.172cm" svg:y1="15.806cm" svg:x2="24.172cm" svg:y2="13.285cm">
            <text:p/>
          </draw:line>
        </draw:g>
        <draw:frame draw:style-name="gr8" draw:text-style-name="P4" draw:layer="layout" svg:width="2.247cm" svg:height="2.221cm" svg:x="1.553cm" svg:y="5.979cm">
          <draw:text-box>
            <text:p><text:span text:style-name="T1">V</text:span><text:span text:style-name="T2">a</text:span></text:p>
          </draw:text-box>
        </draw:frame>
        <draw:frame draw:style-name="gr9" draw:text-style-name="P5" draw:layer="layout" svg:width="5.789cm" svg:height="2.12cm" svg:x="24.911cm" svg:y="8.3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10" draw:text-style-name="P1" draw:layer="layout" svg:width="4.29cm" svg:height="5.128cm" svg:x="22cm" svg:y="4.09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3" draw:layer="layout" svg:x1="24.14cm" svg:y1="5.585cm" svg:x2="24.14cm" svg:y2="8.106cm">
            <text:p/>
          </draw:line>
        </draw:g>
        <draw:custom-shape draw:style-name="gr12" draw:text-style-name="P6" xml:id="id5" draw:id="id5" draw:layer="layout" svg:width="4.29cm" svg:height="5.126cm" svg:x="12.946cm" svg:y="12.143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5" draw:layer="layout" svg:width="6.312cm" svg:height="2.221cm" svg:x="15.777cm" svg:y="16.446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4" draw:text-style-name="P7" draw:layer="layout" svg:x1="11.787cm" svg:y1="10.561cm" svg:x2="15.091cm" svg:y2="12.143cm" draw:start-shape="id3" draw:start-glue-point="1" draw:end-shape="id5" draw:end-glue-point="4" svg:d="M11787 10561h3304v1582" svg:viewBox="0 0 3305 1583">
          <text:p/>
        </draw:connector>
        <draw:connector draw:style-name="gr4" draw:text-style-name="P7" draw:layer="layout" svg:x1="11.787cm" svg:y1="2.791cm" svg:x2="15.109cm" svg:y2="4.913cm" draw:start-shape="id1" draw:start-glue-point="1" draw:end-shape="id7" draw:end-glue-point="1" svg:d="M11787 2791h3322v2122" svg:viewBox="0 0 3323 2123">
          <text:p/>
        </draw:connector>
        <draw:connector draw:style-name="gr4" draw:text-style-name="P7" draw:layer="layout" svg:x1="21.549cm" svg:y1="10.561cm" svg:x2="24.172cm" svg:y2="12.739cm" draw:start-shape="id6" draw:start-glue-point="1" draw:end-shape="id4" draw:end-glue-point="0" svg:d="M21549 10561h2623v2178" svg:viewBox="0 0 2624 2179">
          <text:p/>
        </draw:connector>
        <draw:connector draw:style-name="gr4" draw:text-style-name="P7" draw:layer="layout" svg:x1="21.349cm" svg:y1="2.791cm" svg:x2="24.145cm" svg:y2="4.096cm" draw:start-shape="id8" draw:start-glue-point="1" draw:end-shape="id9" draw:end-glue-point="0" svg:d="M21349 2791h2796v1305" svg:viewBox="0 0 2797 1306">
          <text:p/>
        </draw:connector>
        <draw:connector draw:style-name="gr4" draw:text-style-name="P7" draw:layer="layout" svg:x1="24.145cm" svg:y1="9.224cm" svg:x2="24.172cm" svg:y2="12.739cm" draw:start-shape="id9" draw:start-glue-point="2" draw:end-shape="id4" draw:end-glue-point="0" svg:d="M24145 9224v1758h27v1757" svg:viewBox="0 0 28 3516">
          <text:p/>
        </draw:connector>
        <draw:custom-shape draw:style-name="gr14" draw:text-style-name="P1" xml:id="id10" draw:id="id10" draw:layer="layout" svg:width="3.339cm" svg:height="1.099cm" svg:x="8.48cm" svg:y="18.2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1" draw:id="id11" draw:layer="layout" svg:width="3.338cm" svg:height="1.099cm" draw:transform="rotate (1.5707963267949) translate (4.595cm 16.2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svg:x1="11.819cm" svg:y1="18.765cm" svg:x2="15.091cm" svg:y2="17.269cm" draw:start-shape="id10" draw:start-glue-point="1" draw:end-shape="id5" draw:end-glue-point="6" svg:d="M11819 18765h3272v-1496" svg:viewBox="0 0 3273 1497">
          <text:p/>
        </draw:connector>
        <draw:connector draw:style-name="gr4" draw:text-style-name="P7" draw:layer="layout" svg:x1="5.144cm" svg:y1="12.884cm" svg:x2="8.45cm" svg:y2="10.561cm" draw:start-shape="id11" draw:start-glue-point="1" draw:end-shape="id3" draw:end-glue-point="3" svg:d="M5144 12884v-2323h3306" svg:viewBox="0 0 3307 2324">
          <text:p/>
        </draw:connector>
        <draw:connector draw:style-name="gr4" draw:text-style-name="P7" draw:layer="layout" svg:x1="5.144cm" svg:y1="16.222cm" svg:x2="8.48cm" svg:y2="18.765cm" draw:start-shape="id11" draw:start-glue-point="3" draw:end-shape="id10" draw:end-glue-point="3" svg:d="M5144 16222v2543h3336" svg:viewBox="0 0 3337 2544">
          <text:p/>
        </draw:connector>
        <draw:frame draw:style-name="gr16" draw:text-style-name="P5" draw:layer="layout" svg:width="4.306cm" svg:height="2.219cm" svg:x="26.094cm" svg:y="15.204cm">
          <draw:text-box>
            <text:p><text:span text:style-name="T3">I</text:span><text:span text:style-name="T4">d</text:span></text:p>
          </draw:text-box>
        </draw:frame>
        <draw:frame draw:style-name="gr17" draw:text-style-name="P8" draw:layer="layout" svg:width="2.317cm" svg:height="2.219cm" svg:x="9.179cm" svg:y="3.34cm">
          <draw:text-box>
            <text:p>R<text:span text:style-name="T7">1</text:span></text:p>
          </draw:text-box>
        </draw:frame>
        <draw:frame draw:style-name="gr18" draw:text-style-name="P8" draw:layer="layout" svg:width="2.316cm" svg:height="2.22cm" svg:x="9.133cm" svg:y="19.28cm">
          <draw:text-box>
            <text:p>R<text:span text:style-name="T7">7</text:span></text:p>
          </draw:text-box>
        </draw:frame>
        <draw:frame draw:style-name="gr19" draw:text-style-name="P8" draw:layer="layout" svg:width="2.314cm" svg:height="2.219cm" svg:x="18.839cm" svg:y="11.111cm">
          <draw:text-box>
            <text:p>R<text:span text:style-name="T7">5</text:span></text:p>
          </draw:text-box>
        </draw:frame>
        <draw:frame draw:style-name="gr20" draw:text-style-name="P8" draw:layer="layout" svg:width="2.316cm" svg:height="2.219cm" svg:x="9.04cm" svg:y="11.111cm">
          <draw:text-box>
            <text:p>R<text:span text:style-name="T7">4</text:span></text:p>
          </draw:text-box>
        </draw:frame>
        <draw:frame draw:style-name="gr21" draw:text-style-name="P8" draw:layer="layout" svg:width="2.315cm" svg:height="2.219cm" svg:x="15.6cm" svg:y="5.781cm">
          <draw:text-box>
            <text:p>R<text:span text:style-name="T7">3</text:span></text:p>
          </draw:text-box>
        </draw:frame>
        <draw:frame draw:style-name="gr21" draw:text-style-name="P8" draw:layer="layout" svg:width="2.315cm" svg:height="2.219cm" svg:x="18.651cm" svg:y="3.34cm">
          <draw:text-box>
            <text:p>R<text:span text:style-name="T7">2</text:span></text:p>
          </draw:text-box>
        </draw:frame>
        <draw:frame draw:style-name="gr21" draw:text-style-name="P8" draw:layer="layout" svg:width="2.315cm" svg:height="2.219cm" svg:x="2.7cm" svg:y="13.581cm">
          <draw:text-box>
            <text:p>R<text:span text:style-name="T7">6</text:span></text:p>
          </draw:text-box>
        </draw:frame>
        <draw:custom-shape draw:style-name="gr22" draw:text-style-name="P7" draw:layer="layout" svg:width="0.467cm" svg:height="0.514cm" svg:x="14.84cm" svg:y="10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467cm" svg:height="0.514cm" svg:x="23.895cm" svg:y="10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465cm" svg:height="0.515cm" svg:x="14.843cm" svg:y="18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465cm" svg:height="0.515cm" svg:x="14.843cm" svg:y="2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7" draw:layer="layout" svg:width="0.466cm" svg:height="0.514cm" svg:x="4.88cm" svg:y="10.3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8" draw:layer="layout" svg:width="2.248cm" svg:height="5.054cm" svg:x="13.2cm" svg:y="5.246cm">
          <draw:text-box>
            <text:p>+</text:p>
            <text:p>V<text:span text:style-name="T7">b</text:span></text:p>
            <text:p>-</text:p>
          </draw:text-box>
        </draw:frame>
        <draw:line draw:style-name="gr25" draw:text-style-name="P9" draw:layer="layout" svg:x1="6.428cm" svg:y1="12.884cm" svg:x2="6.428cm" svg:y2="16.644cm">
          <text:p/>
        </draw:line>
        <draw:frame draw:style-name="gr26" draw:text-style-name="P10" draw:layer="layout" svg:width="1.725cm" svg:height="2.221cm" svg:x="6.375cm" svg:y="14.079cm">
          <draw:text-box>
            <text:p><text:span text:style-name="T5">I</text:span><text:span text:style-name="T6">c</text:span></text:p>
          </draw:text-box>
        </draw:frame>
        <draw:custom-shape draw:style-name="gr27" draw:text-style-name="P7" draw:layer="layout" svg:width="0.468cm" svg:height="0.513cm" svg:x="23.849cm" svg:y="2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0.467cm" svg:height="0.513cm" svg:x="4.889cm" svg:y="2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draw:layer="layout" svg:width="0.467cm" svg:height="0.516cm" svg:x="4.889cm" svg:y="18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1" draw:layer="layout" svg:x1="15.089cm" svg:y1="18.951cm" svg:x2="15.089cm" svg:y2="19.762cm">
          <text:p/>
        </draw:line>
        <draw:custom-shape draw:style-name="gr30" draw:text-style-name="P7" draw:layer="layout" svg:width="0.812cm" svg:height="0.973cm" draw:transform="rotate (-3.14159265358979) translate (15.496cm 20.5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1" draw:text-style-name="P12" draw:layer="layout" svg:width="1.298cm" svg:height="1.561cm" svg:x="15.414cm" svg:y="18.851cm">
          <draw:text-box>
            <text:p><text:span text:style-name="T8">0</text:span></text:p>
          </draw:text-box>
        </draw:frame>
        <draw:frame draw:style-name="gr32" draw:text-style-name="P12" draw:layer="layout" svg:width="1.299cm" svg:height="1.623cm" svg:x="24.498cm" svg:y="9.866cm">
          <draw:text-box>
            <text:p><text:span text:style-name="T8">1</text:span></text:p>
          </draw:text-box>
        </draw:frame>
        <draw:frame draw:style-name="gr33" draw:text-style-name="P12" draw:layer="layout" svg:width="1.946cm" svg:height="1.785cm" svg:x="24.175cm" svg:y="1.181cm">
          <draw:text-box>
            <text:p><text:span text:style-name="T8">2</text:span></text:p>
          </draw:text-box>
        </draw:frame>
        <draw:frame draw:style-name="gr34" draw:text-style-name="P12" draw:layer="layout" svg:width="2.272cm" svg:height="1.622cm" svg:x="14.528cm" svg:y="1.2cm">
          <draw:text-box>
            <text:p><text:span text:style-name="T8">3</text:span></text:p>
          </draw:text-box>
        </draw:frame>
        <draw:frame draw:style-name="gr35" draw:text-style-name="P12" draw:layer="layout" svg:width="1.783cm" svg:height="1.56cm" svg:x="4.117cm" svg:y="1.7cm">
          <draw:text-box>
            <text:p><text:span text:style-name="T8">4</text:span></text:p>
          </draw:text-box>
        </draw:frame>
        <draw:frame draw:style-name="gr31" draw:text-style-name="P12" draw:layer="layout" svg:width="1.946cm" svg:height="1.561cm" svg:x="3.41cm" svg:y="9.866cm">
          <draw:text-box>
            <text:p><text:span text:style-name="T8">5</text:span></text:p>
          </draw:text-box>
        </draw:frame>
        <draw:frame draw:style-name="gr31" draw:text-style-name="P12" draw:layer="layout" svg:width="1.459cm" svg:height="1.561cm" svg:x="13.468cm" svg:y="9.056cm">
          <draw:text-box>
            <text:p><text:span text:style-name="T8">6</text:span></text:p>
          </draw:text-box>
        </draw:frame>
        <draw:frame draw:style-name="gr36" draw:text-style-name="P12" draw:layer="layout" svg:width="1.461cm" svg:height="1.784cm" svg:x="3.733cm" svg:y="18.951cm">
          <draw:text-box>
            <text:p><text:span text:style-name="T8">7</text:span></text:p>
          </draw:text-box>
        </draw:frame>
        <draw:ellipse draw:style-name="gr37" draw:text-style-name="P13" draw:layer="layout" svg:width="3.893cm" svg:height="3.568cm" draw:transform="skewX (0.000523598775598304) rotate (-1.00530964914873) translate (10.227cm 4.864cm)" draw:kind="arc" draw:start-angle="90.38" draw:end-angle="312.63">
          <text:p/>
        </draw:ellipse>
        <draw:custom-shape draw:style-name="gr38" draw:text-style-name="P13" draw:layer="layout" svg:width="0.628cm" svg:height="0.67cm" draw:transform="skewX (0.00157079632679484) rotate (-2.57628050886883) translate (11.802cm 6.7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7" draw:text-style-name="P13" draw:layer="layout" svg:width="3.894cm" svg:height="3.57cm" draw:transform="skewX (-0.000349065850398899) rotate (1.77744331023103) translate (17.919cm 9.224cm)" draw:kind="arc" draw:start-angle="90.38" draw:end-angle="312.63">
          <text:p/>
        </draw:ellipse>
        <draw:custom-shape draw:style-name="gr38" draw:text-style-name="P13" draw:layer="layout" svg:width="0.627cm" svg:height="0.671cm" draw:transform="skewX (-0.00157079632679484) rotate (0.805643982720582) translate (19.815cm 5.43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7" draw:text-style-name="P13" draw:layer="layout" svg:width="3.894cm" svg:height="3.57cm" svg:x="7.68cm" svg:y="13.11cm" draw:kind="arc" draw:start-angle="90.38" draw:end-angle="312.63">
          <text:p/>
        </draw:ellipse>
        <draw:custom-shape draw:style-name="gr38" draw:text-style-name="P13" draw:layer="layout" svg:width="0.628cm" svg:height="0.67cm" draw:transform="skewX (0.00296705972839033) rotate (-0.891339648993504) translate (10.96cm 15.7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37" draw:text-style-name="P13" draw:layer="layout" svg:width="3.893cm" svg:height="3.569cm" draw:transform="skewX (0.000349065850398887) rotate (-0.136310214580758) translate (17.781cm 12.646cm)" draw:kind="arc" draw:start-angle="90.38" draw:end-angle="312.63">
          <text:p/>
        </draw:ellipse>
        <draw:custom-shape draw:style-name="gr38" draw:text-style-name="P13" draw:layer="layout" svg:width="0.627cm" svg:height="0.674cm" draw:transform="rotate (-1.5706217938697) translate (20.379cm 12.62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4" draw:layer="layout" svg:width="1.946cm" svg:height="3.406cm" svg:x="8.925cm" svg:y="6.46cm">
          <draw:text-box>
            <text:p><text:span text:style-name="T9">I’</text:span><text:span text:style-name="T10">A</text:span></text:p>
          </draw:text-box>
        </draw:frame>
        <draw:frame draw:style-name="gr40" draw:text-style-name="P8" draw:layer="layout" svg:width="0.838cm" svg:height="1.78cm" svg:x="7.372cm" svg:y="0.886cm">
          <draw:text-box>
            <text:p/>
          </draw:text-box>
        </draw:frame>
        <draw:frame draw:style-name="gr41" draw:text-style-name="P14" draw:layer="layout" svg:width="2.433cm" svg:height="2.433cm" svg:x="18.821cm" svg:y="6.135cm">
          <draw:text-box>
            <text:p><text:span text:style-name="T9">I’</text:span><text:span text:style-name="T10">B</text:span></text:p>
          </draw:text-box>
        </draw:frame>
        <draw:frame draw:style-name="gr42" draw:text-style-name="P14" draw:layer="layout" svg:width="3.732cm" svg:height="2.758cm" svg:x="8.599cm" svg:y="14.084cm">
          <draw:text-box>
            <text:p><text:span text:style-name="T9">I’</text:span><text:span text:style-name="T10">C</text:span></text:p>
          </draw:text-box>
        </draw:frame>
        <draw:frame draw:style-name="gr43" draw:text-style-name="P15" draw:layer="layout" svg:width="3.408cm" svg:height="2.269cm" svg:x="18.495cm" svg:y="13.761cm">
          <draw:text-box>
            <text:p><text:span text:style-name="T11">I’</text:span><text:span text:style-name="T10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1:15:15.315379379</meta:creation-date>
    <dc:date>2021-03-22T10:46:50.275664566</dc:date>
    <meta:editing-duration>PT23M11S</meta:editing-duration>
    <meta:editing-cycles>5</meta:editing-cycles>
    <meta:generator>LibreOffice/6.4.6.2$Linux_X86_64 LibreOffice_project/40$Build-2</meta:generator>
    <meta:document-statistic meta:object-count="74"/>
  </office:meta>
</office:document-meta>
</file>